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21A7EA1671B9EF7554F.png" manifest:media-type="image/png"/>
  <manifest:file-entry manifest:full-path="Pictures/100000000000025900000299BF1D7AD345DD5CA7.png" manifest:media-type="image/png"/>
  <manifest:file-entry manifest:full-path="Pictures/10000000000001F5000001AF28E21DF50FC219E8.png" manifest:media-type="image/png"/>
  <manifest:file-entry manifest:full-path="Pictures/10000000000002690000023AF641A9E4FAB3D38C.png" manifest:media-type="image/png"/>
  <manifest:file-entry manifest:full-path="Pictures/10000000000000CE000000DE9BB3B222549FF62B.png" manifest:media-type="image/png"/>
  <manifest:file-entry manifest:full-path="Pictures/100000000000011C000000354CCD508CF83C33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20pt" officeooo:rsid="000cf3da" officeooo:paragraph-rsid="000cf3da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231cm" svg:y="1.147cm" svg:width="7.514cm" svg:height="1.402cm" draw:z-index="0"><draw:image xlink:href="Pictures/100000000000011C000000354CCD508CF83C3384.png" xlink:type="simple" xlink:show="embed" xlink:actuate="onLoad" loext:mime-type="image/png"/></draw:frame>Crear Base de Datos.</text:p>
      <text:p text:style-name="P1"/>
      <text:p text:style-name="P1"/>
      <text:p text:style-name="P1"><draw:frame draw:style-name="fr1" draw:name="Imagen2" text:anchor-type="char" svg:x="0.249cm" svg:y="0.538cm" svg:width="5.45cm" svg:height="5.874cm" draw:z-index="1"><draw:image xlink:href="Pictures/10000000000000CE000000DE9BB3B222549FF6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r Tablas y sus Atributos.</text:p>
      <text:p text:style-name="P1"><draw:frame draw:style-name="fr1" draw:name="Imagen3" text:anchor-type="char" svg:x="0.302cm" svg:y="0.651cm" svg:width="9.668cm" svg:height="8.317cm" draw:z-index="2"><draw:image xlink:href="Pictures/10000000000001F5000001AF28E21DF50FC219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0.266cm" svg:y="0.228cm" svg:width="11.248cm" svg:height="10.391cm" draw:z-index="3"><draw:image xlink:href="Pictures/10000000000002690000023AF641A9E4FAB3D38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0.266cm" svg:y="0.374cm" svg:width="10.44cm" svg:height="11.552cm" draw:z-index="4"><draw:image xlink:href="Pictures/100000000000025900000299BF1D7AD345DD5C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ner Llaves Foráneas</text:p>
      <text:p text:style-name="P1"/>
      <text:p text:style-name="P1">.<draw:frame draw:style-name="fr1" draw:name="Imagen6" text:anchor-type="char" svg:x="0.258cm" svg:y="0.189cm" svg:width="12.825cm" svg:height="11.275cm" draw:z-index="5"><draw:image xlink:href="Pictures/10000000000002640000021A7EA1671B9EF7554F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6:02:41.576727684</meta:creation-date>
    <dc:date>2022-10-22T16:18:50.512120716</dc:date>
    <meta:editing-duration>PT5M58S</meta:editing-duration>
    <meta:editing-cycles>1</meta:editing-cycles>
    <meta:document-statistic meta:table-count="0" meta:image-count="6" meta:object-count="0" meta:page-count="3" meta:paragraph-count="4" meta:word-count="13" meta:character-count="71" meta:non-whitespace-character-count="62"/>
    <meta:generator>LibreOffice/6.4.7.2$Linux_X86_64 LibreOffice_project/40$Build-2</meta:generator>
  </office:meta>
</office:document-meta>
</file>